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9459D2D9.png" manifest:media-type="image/png"/>
  <manifest:file-entry manifest:full-path="Pictures/10000000000003FB000002FE40DA8EAC.png" manifest:media-type="image/png"/>
  <manifest:file-entry manifest:full-path="Pictures/10000000000003FD000002FE986E478B.png" manifest:media-type="image/png"/>
  <manifest:file-entry manifest:full-path="Pictures/10000000000003FD000002FEE60C47C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'Times New Roman PSMT'" style:font-family-generic="roman"/>
    <style:font-face style:name="Liberation Sans1" svg:font-family="'Liberation Sans'" style:font-family-generic="decorative" style:font-pitch="variable"/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, 'Times New Roman PSMT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, 'Times New Roman PSM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75cm" fo:min-width="3.422cm"/>
    </style:style>
    <style:style style:name="gr2" style:family="graphic">
      <style:graphic-properties style:protect="size"/>
    </style:style>
    <style:style style:name="pr1" style:family="presentation" style:parent-style-name="Forestbird1-title">
      <style:graphic-properties draw:auto-grow-height="true" fo:min-height="1.961cm"/>
    </style:style>
    <style:style style:name="pr2" style:family="presentation" style:parent-style-name="Forestbird1-outline1">
      <style:graphic-properties draw:fit-to-size="false" fo:min-height="11.929cm"/>
    </style:style>
    <style:style style:name="pr3" style:family="presentation" style:parent-style-name="Forestbird1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style:font-name="Lithos Pro Regular" fo:font-style="italic" style:font-style-asian="italic" style:font-style-complex="italic"/>
    </style:style>
    <style:style style:name="P2" style:family="paragraph">
      <style:paragraph-properties fo:margin-top="0.5cm" fo:margin-bottom="0cm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style:paragraph-properties style:writing-mode="lr-tb"/>
      <style:text-properties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Lithos Pro Regular"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style="normal" fo:font-weight="normal" style:font-size-asian="11.5pt" style:font-style-asian="italic" style:font-weight-asian="bold" style:font-size-complex="11.5pt" style:font-style-complex="italic" style:font-weight-complex="bold"/>
    </style:style>
    <style:style style:name="T11" style:family="text">
      <style:text-properties fo:font-size="24pt" fo:font-style="normal" fo:font-weight="bold" style:font-size-asian="11.5pt" style:font-style-asian="italic" style:font-weight-asian="bold" style:font-size-complex="11.5pt" style:font-style-complex="italic" style:font-weight-complex="bold"/>
    </style:style>
    <style:style style:name="T12" style:family="text">
      <style:text-properties style:font-name="Liberation Sans3" fo:font-size="24pt" fo:font-style="normal" fo:font-weight="normal" style:font-size-asian="11.5pt" style:font-style-asian="italic" style:font-weight-asian="bold" style:font-size-complex="11.5pt" style:font-style-complex="italic" style:font-weight-complex="bold"/>
    </style:style>
    <style:style style:name="T13" style:family="text">
      <style:text-properties style:font-name="Liberation Sans3" fo:font-size="24pt" fo:font-style="normal" fo:font-weight="bold" style:font-size-asian="11.5pt" style:font-style-asian="italic" style:font-weight-asian="bold" style:font-size-complex="11.5pt" style:font-style-complex="italic" style:font-weight-complex="bold"/>
    </style:style>
    <style:style style:name="T14" style:family="text">
      <style:text-properties style:font-name="Liberation Sans3" fo:font-size="24pt" fo:font-style="normal" fo:font-weight="normal" style:font-size-asian="11.5pt" style:font-style-asian="italic" style:font-weight-asian="normal" style:font-size-complex="11.5pt" style:font-style-complex="italic" style:font-weight-complex="normal"/>
    </style:style>
    <style:style style:name="T15" style:family="text">
      <style:text-properties style:font-name="Liberation Sans3" fo:font-size="24pt" fo:font-style="normal" fo:font-weight="normal" style:font-name-asian="Times New Roman1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16" style:family="text">
      <style:text-properties style:font-name="Liberation Sans3" fo:font-size="24pt" fo:font-style="normal" fo:font-weight="normal" style:font-size-asian="24pt" style:font-size-complex="24pt"/>
    </style:style>
    <style:style style:name="T17" style:family="text">
      <style:text-properties fo:font-size="18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uovo</text:span></text:p>
          </draw:text-box>
        </draw:frame>
        <draw:frame presentation:style-name="pr2" draw:text-style-name="P4" draw:layer="layout" svg:width="26.6cm" svg:height="16.8cm" svg:x="0.6cm" svg:y="2.4cm" presentation:class="outline" presentation:user-transformed="true">
          <draw:text-box>
            <text:p><text:span text:style-name="T2">Prima “mezza” famiglia comprata nel giugno 2017.</text:span></text:p>
            <text:p><text:span text:style-name="T3">“</text:span><text:span text:style-name="T3">mezza”? Una </text:span><text:span text:style-name="T4">famiglia</text:span><text:span text:style-name="T3"> di api pienamente sviluppata conta dalle 50 alle 100mila api. Il meccanismo di </text:span><text:span text:style-name="T5">riproduzione</text:span><text:span text:style-name="T3"> delle api è la </text:span><text:span text:style-name="T4">sciamatura</text:span><text:span text:style-name="T3">. Durante la sciamatura la vecchia regina abbandona l’alveare portando con sé oltre metà delle api presenti, lasciando le restanti con la nuova regina, una delle sue figlie “sopravvissuta”.</text:span></text:p>
            <text:p text:style-name="P2"><text:span text:style-name="T3">“</text:span><text:span text:style-name="T3">sopravvissuta”? Delle oltre 1000 uova che la regina depone ogni giorno, nella stagione di maggior produttività nettarifera le operaie scelgono quali uova diventeranno le </text:span><text:span text:style-name="T4">future regine</text:span><text:span text:style-name="T3"> dell’alveare:</text:span></text:p>
            <text:list text:style-name="L2">
              <text:list-item>
                <text:p text:style-name="P2"><text:span text:style-name="T3">costruiscono una cella più grossa a forma di “arachide”</text:span></text:p>
              </text:list-item>
              <text:list-item>
                <text:p text:style-name="P2"><text:span text:style-name="T3">nutrono la larva con pappa reale per 5 giorni, invece che i 3 destinati alle future api operaie e ai maschi, i fuchi</text:span></text:p>
              </text:list-item>
            </text:list>
            <text:p text:style-name="P2"><text:span text:style-name="T3">La prima regina che nasce, uccide le altre sue sorelle: sarà la regina più forte. A volte però può succedere che restino anche 2 regine…</text:span></text:p>
            <text:p text:style-name="P2"><text:span text:style-name="T3"/></text:p>
            <text:p text:style-name="P3"><text:span text:style-name="T6">PRIMA REGOLA DELLE API: non esiste nessuna regola</text:span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uovo</text:span></text:p>
          </draw:text-box>
        </draw:frame>
        <draw:frame presentation:style-name="pr2" draw:text-style-name="P8" draw:layer="layout" svg:width="26.6cm" svg:height="16.8cm" svg:x="0.6cm" svg:y="2.4cm" presentation:class="outline" presentation:user-transformed="true">
          <draw:text-box>
            <text:p text:style-name="P2"><text:span text:style-name="T8">Perché la </text:span><text:span text:style-name="T9">sciamatura</text:span><text:span text:style-name="T8">?</text:span></text:p>
            <text:list text:style-name="L2">
              <text:list-item>
                <text:p text:style-name="P2"><text:span text:style-name="T8">riproduzione della famiglia e propagazione della specie</text:span></text:p>
              </text:list-item>
              <text:list-item>
                <text:p text:style-name="P2"><text:span text:style-name="T8">abbandono di un luogo non idoneo: troppo inquinato, poco cibo, etc</text:span></text:p>
              </text:list-item>
              <text:list-item>
                <text:p text:style-name="P2"><text:span text:style-name="T8">pulizia dell’alveare: con la sciamatura la famiglia di api si libera di molti parassiti, soprattutto quelli che sfruttano la covata delle api per riprodursi (ad es. l’acaro della varroa)</text:span></text:p>
              </text:list-item>
            </text:list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uovo</text:span></text:p>
          </draw:text-box>
        </draw:frame>
        <draw:frame presentation:style-name="pr2" draw:text-style-name="P8" draw:layer="layout" svg:width="26.6cm" svg:height="16.8cm" svg:x="0.6cm" svg:y="2.4cm" presentation:class="outline" presentation:user-transformed="true">
          <draw:text-box>
            <text:p><text:span text:style-name="T2">La nostra prima arnia è in pianura, in campagna, intorno poca natura “selvaggia” ma campi di grano, mais, orzo, e entro 3km coltivazione dei ciliegi.</text:span></text:p>
            <text:p><text:span text:style-name="T4">3km</text:span><text:span text:style-name="T3"> è la distanza entro la quale normalmente le api partono alla ricerca del loro cibo. In situazioni particolari possono anche arrivare a coprire distanze di 7km, ma più si allontanano dall’alveare, più energia consumano, dunque più nettare...</text:span></text:p>
            <text:p><text:span text:style-name="T4">Cibo delle api:</text:span></text:p>
            <text:list text:style-name="L2">
              <text:list-item>
                <text:p><text:span text:style-name="T6">polline</text:span><text:span text:style-name="T3">: è la fonte proteica delle api. Serve a nutrire soprattutto le larve. Il fabbisogno di una famiglia media è di 20-40 kg di polline all’anno</text:span></text:p>
              </text:list-item>
              <text:list-item>
                <text:p><text:span text:style-name="T6">nettare</text:span><text:span text:style-name="T3">: sostanza zuccherina, viene trasformata dalle api in miele per conservarlo nell’arnia come scorta per l’inverno o per i periodi di magra. Fabbisogno medio di circa 2kg/mese cioè 24kg all’anno. Più covata è presente nell’alveare più la famiglia avrà necessità di consumare nettare, e polline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uovo</text:span></text:p>
          </draw:text-box>
        </draw:frame>
        <draw:frame presentation:style-name="pr2" draw:text-style-name="P8" draw:layer="layout" svg:width="26.6cm" svg:height="16.8cm" svg:x="0.6cm" svg:y="2.4cm" presentation:class="outline" presentation:user-transformed="true">
          <draw:text-box>
            <text:p><text:span text:style-name="T2">A partire da subito sperimentiamo un “vecchio” tipo di arnia, l’</text:span><text:span text:style-name="T6">arnia Warrè</text:span><text:span text:style-name="T2">, e una metodologia detta “</text:span><text:span text:style-name="T6">apicoltura naturale</text:span><text:span text:style-name="T2">” che si basa sul manipolare il meno possibile le famiglie di api.</text:span></text:p>
            <text:p><text:span text:style-name="T2">L’accoppiata ci piace, ma è difficile da intraprendere come prima esperienza apistica: pochissimi ne fanno uso, e quindi pochi consigli, poche idee pratiche su come affrontare i mille problemi che si incontrano con questo tipo di arnia, e in generale con le api.</text:span></text:p>
            <text:p><text:span text:style-name="T6">Arnia Warrè e arnia convenzionale (Dadant-Blatt abbrev. con DB)</text:span></text:p>
            <text:p><text:span text:style-name="T3"/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titolo</text:span></text:p>
          </draw:text-box>
        </draw:frame>
        <draw:frame presentation:style-name="pr2" draw:text-style-name="P8" draw:layer="layout" svg:width="26.6cm" svg:height="16.8cm" svg:x="0.6cm" svg:y="2.4cm" presentation:class="outline" presentation:user-transformed="true">
          <draw:text-box>
            <text:p><text:span text:style-name="T6">...testo...</text:span></text:p>
            <text:p><text:span text:style-name="T3"/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polline</text:span></text:p>
          </draw:text-box>
        </draw:frame>
        <draw:frame presentation:style-name="pr2" draw:text-style-name="P8" draw:layer="layout" svg:width="26.6cm" svg:height="16.8cm" svg:x="0.6cm" svg:y="2.4cm" presentation:class="outline" presentation:user-transformed="true">
          <draw:text-box>
            <text:p><text:span text:style-name="T10">Le api svolgono un ruolo essenziale come </text:span><text:span text:style-name="T11">impollinatori</text:span><text:span text:style-name="T10"> negli ambienti agricoli e selvatici, oltre che quello di sostegno per la produzione di beni necessari all’uomo. Come altre specie di impollinatori (farfalle e moscerini), le api sono minacciate in tutto il mondo per diversi motivi: monocolture e utilizzo di pesticidi hanno effetti negativi sul numero e diversità delle specie di api.</text:span></text:p>
            <text:p><text:span text:style-name="T12">Nonostante l'attenzione scientifica e pubblica si sia concentrata principalmente sulle </text:span><text:span text:style-name="T13">api da miele</text:span><text:span text:style-name="T12">, la maggior parte delle oltre 20.000 specie di api sono </text:span><text:span text:style-name="T13">solitarie</text:span><text:span text:style-name="T14"> r</text:span><text:span text:style-name="T12">isultando una risorsa naturale molto importante per la pianificazione agricola e la gestione del paesaggio. </text:span><text:span text:style-name="T15">Tuttavia, a differenza delle api da miele, ci sono ancora limitate conoscenze sulla biologia delle specie di api solitarie, oltre che sulle interazioni tra le specie di impollinatori e le cause della loro scomparsa. </text:span></text:p>
            <text:p><text:span text:style-name="T12">Le api solitarie utilizzano le informazioni di specie di api diverse con le quali condividono lo stesso ambiente per costruire il proprio nido scegliendo con cura luoghi in cui non vi è presenza di parassiti.</text:span></text:p>
            <text:p><text:span text:style-name="T16"/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961cm" svg:x="1.4cm" svg:y="0.32cm" presentation:class="title" presentation:user-transformed="true">
          <draw:text-box>
            <text:p><text:span text:style-name="T1">arnia</text:span></text:p>
          </draw:text-box>
        </draw:frame>
        <draw:frame presentation:style-name="pr2" draw:text-style-name="P9" draw:layer="layout" svg:width="26.6cm" svg:height="16.8cm" svg:x="0.6cm" svg:y="2.4cm" presentation:class="outline" presentation:user-transformed="true">
          <draw:text-box>
            <text:p><text:span text:style-name="T17">1) </text:span></text:p>
            <text:p><text:span text:style-name="T17">2)</text:span></text:p>
            <text:p><text:span text:style-name="T17">3)</text:span></text:p>
            <text:p><text:span text:style-name="T17">4) Olli J. Loukola, University of Oulu in Finland, Elia Gatto, University of Padua, Ana C. Híjar-Islas and </text:span><text:span text:style-name="T17">Lars Chittka, Queen Mary University of London, “Selective interspecific information use in the nest choice of solitary bees”, January 2020 Animal Biology journal</text:span></text:p>
            <text:p><text:span text:style-name="T18"/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7"><text:page-number>&lt;numero&gt;</text:page-number></text:span><text:span text:style-name="T7">/</text:span><text:span text:style-name="T7"><text:page-count>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'Times New Roman PSMT'" style:font-family-generic="roman"/>
    <style:font-face style:name="Liberation Sans1" svg:font-family="'Liberation Sans'" style:font-family-generic="decorative" style:font-pitch="variable"/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, 'Times New Roman PSMT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, 'Times New Roman PSMT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9459D2D9.png" xlink:type="simple" xlink:show="embed" xlink:actuate="onLoad"/>
    <draw:fill-image draw:name="Bitmap_20_6" draw:display-name="Bitmap 6" xlink:href="Pictures/10000000000003FB000002FE40DA8EAC.png" xlink:type="simple" xlink:show="embed" xlink:actuate="onLoad"/>
    <draw:fill-image draw:name="Bitmap_20_7" draw:display-name="Bitmap 7" xlink:href="Pictures/10000000000003FD000002FEE60C47CA.png" xlink:type="simple" xlink:show="embed" xlink:actuate="onLoad"/>
    <draw:fill-image draw:name="background" xlink:href="Pictures/10000000000003FD000002FE986E478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Times New Roman1" fo:font-family="'Times New Roman', 'Times New Roman PSMT'" style:font-family-generic="roman" fo:font-size="12pt" style:font-name-asian="Times New Roman1" style:font-family-asian="'Times New Roman', 'Times New Roman PSMT'" style:font-family-generic-asian="roman" style:font-size-asian="12pt" style:font-name-complex="Times New Roman1" style:font-family-complex="'Times New Roman', 'Times New Roman PSMT'" style:font-family-generic-complex="roman" style:font-size-complex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8:28:04.099000000</meta:creation-date>
    <meta:editing-duration>PT2H3M22S</meta:editing-duration>
    <meta:editing-cycles>21</meta:editing-cycles>
    <meta:generator>LibreOffice/5.0.0.5$Windows_x86 LibreOffice_project/1b1a90865e348b492231e1c451437d7a15bb262b</meta:generator>
    <dc:title>Forestbird</dc:title>
    <meta:initial-creator>Armando Riccardo Gaeta</meta:initial-creator>
    <dc:date>2020-04-01T17:41:32.811000000</dc:date>
    <dc:creator>Armando Gaeta</dc:creator>
    <meta:document-statistic meta:object-count="89"/>
  </office:meta>
</office:document-meta>
</file>